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556cm" svg:height="3.937cm" svg:x="9.017cm" svg:y="4.3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3.429cm" svg:height="2.667cm" svg:x="3.032cm" svg:y="4.937cm">
          <text:p text:style-name="P1">Leave Si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7" draw:id="id7" draw:layer="layout" svg:width="3.937cm" svg:height="2.921cm" svg:x="14.843cm" svg:y="4.81cm">
          <text:p text:style-name="P1">Browse Si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" draw:id="id1" draw:layer="layout" svg:width="4.699cm" svg:height="3.429cm" svg:x="8.446cm" svg:y="9.89cm">
          <text:p text:style-name="P1">Sign-in/Sign-u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3.683cm" svg:height="4.318cm" svg:x="8.954cm" svg:y="14.71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6" draw:id="id6" draw:layer="layout" svg:width="6.858cm" svg:height="1.651cm" svg:x="7.366cm" svg:y="1cm">
          <text:p text:style-name="P1">User Reaches Si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9" draw:id="id9" draw:layer="controls" svg:width="3.937cm" svg:height="3.175cm" svg:x="15.097cm" svg:y="15.351cm">
          <text:p text:style-name="P1">Sign-u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8" draw:id="id8" draw:layer="controls" svg:width="3.81cm" svg:height="2.667cm" svg:x="8.89cm" svg:y="20.177cm">
          <text:p text:style-name="P1">Sign-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0" draw:id="id10" draw:layer="controls" svg:width="3.81cm" svg:height="4.572cm" svg:x="20.939cm" svg:y="14.58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xml:id="id4" draw:id="id4" draw:layer="layout" svg:x1="8.446cm" svg:y1="11.605cm" svg:x2="4.747cm" svg:y2="7.604cm" draw:start-shape="id1" draw:start-glue-point="5" draw:end-shape="id2" draw:end-glue-point="6" svg:d="M8446 11605h-3699v-4001">
          <text:p/>
        </draw:connector>
        <draw:connector draw:style-name="gr4" draw:text-style-name="P1" draw:layer="layout" svg:x1="8.954cm" svg:y1="16.875cm" svg:x2="4.747cm" svg:y2="11.605cm" draw:start-shape="id3" draw:start-glue-point="5" draw:end-shape="id4" draw:end-glue-point="0" svg:d="M8954 16875h-4207v-5270">
          <text:p/>
        </draw:connector>
        <draw:connector draw:style-name="gr4" draw:text-style-name="P1" draw:layer="layout" svg:x1="9.017cm" svg:y1="6.271cm" svg:x2="6.461cm" svg:y2="6.271cm" draw:start-shape="id5" draw:start-glue-point="5" draw:end-shape="id2" draw:end-glue-point="7" svg:d="M9017 6271h-2556">
          <text:p/>
        </draw:connector>
        <draw:connector draw:style-name="gr4" draw:text-style-name="P1" draw:layer="layout" svg:x1="10.795cm" svg:y1="2.651cm" svg:x2="10.795cm" svg:y2="4.302cm" draw:start-shape="id6" draw:start-glue-point="6" draw:end-shape="id5" draw:end-glue-point="4" svg:d="M10795 2651v1651">
          <text:p/>
        </draw:connector>
        <draw:connector draw:style-name="gr4" draw:text-style-name="P1" draw:layer="layout" svg:x1="12.573cm" svg:y1="6.271cm" svg:x2="14.843cm" svg:y2="6.271cm" draw:start-shape="id5" draw:start-glue-point="7" draw:end-shape="id7" draw:end-glue-point="5" svg:d="M12573 6271h2270">
          <text:p/>
        </draw:connector>
        <draw:connector draw:style-name="gr4" draw:text-style-name="P1" draw:layer="layout" svg:x1="10.795cm" svg:y1="8.239cm" svg:x2="10.796cm" svg:y2="9.89cm" draw:start-shape="id5" draw:start-glue-point="6" draw:end-shape="id1" draw:end-glue-point="4" svg:d="M10795 8239v825h1v826">
          <text:p/>
        </draw:connector>
        <draw:connector draw:style-name="gr4" draw:text-style-name="P1" draw:layer="layout" svg:x1="10.796cm" svg:y1="13.319cm" svg:x2="10.795cm" svg:y2="14.716cm" draw:start-shape="id1" draw:start-glue-point="6" draw:end-shape="id3" draw:end-glue-point="4" svg:d="M10796 13319v699h-1v698">
          <text:p/>
        </draw:connector>
        <draw:connector draw:style-name="gr4" draw:text-style-name="P1" draw:layer="layout" svg:x1="10.795cm" svg:y1="19.034cm" svg:x2="10.795cm" svg:y2="20.177cm" draw:start-shape="id3" draw:start-glue-point="6" draw:end-shape="id8" draw:end-glue-point="4" svg:d="M10795 19034v1143">
          <text:p/>
        </draw:connector>
        <draw:connector draw:style-name="gr4" draw:text-style-name="P1" draw:layer="layout" svg:x1="12.637cm" svg:y1="16.875cm" svg:x2="15.097cm" svg:y2="16.939cm" draw:start-shape="id3" draw:start-glue-point="7" draw:end-shape="id9" draw:end-glue-point="5" svg:d="M12637 16875h1229v64h1231">
          <text:p/>
        </draw:connector>
        <draw:connector draw:style-name="gr4" draw:text-style-name="P1" draw:layer="layout" svg:x1="19.034cm" svg:y1="16.939cm" svg:x2="20.939cm" svg:y2="16.875cm" draw:start-shape="id9" draw:start-glue-point="7" draw:end-shape="id10" draw:end-glue-point="5" svg:d="M19034 16939h953v-64h952">
          <text:p/>
        </draw:connector>
        <draw:custom-shape draw:style-name="gr2" draw:text-style-name="P1" xml:id="id11" draw:id="id11" draw:layer="layout" svg:width="3.667cm" svg:height="2.54cm" svg:x="21.066cm" svg:y="10.652cm">
          <text:p text:style-name="P1">Owner Ro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2" draw:id="id12" draw:layer="layout" svg:width="4.191cm" svg:height="3.302cm" svg:x="27.67cm" svg:y="15.224cm">
          <text:p text:style-name="P1">Veterinarian</text:p>
          <text:p text:style-name="P1">Ro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3" draw:id="id13" draw:layer="layout" svg:width="4.699cm" svg:height="2.54cm" svg:x="20.431cm" svg:y="21.066cm">
          <text:p text:style-name="P1">Sitter Ro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22.844cm" svg:y1="14.589cm" svg:x2="22.9cm" svg:y2="13.192cm" draw:start-shape="id10" draw:start-glue-point="4" draw:end-shape="id11" draw:end-glue-point="6" svg:d="M22844 14589v-698h56v-699">
          <text:p/>
        </draw:connector>
        <draw:connector draw:style-name="gr4" draw:text-style-name="P1" draw:layer="layout" svg:x1="24.749cm" svg:y1="16.875cm" svg:x2="27.67cm" svg:y2="16.875cm" draw:start-shape="id10" draw:start-glue-point="7" draw:end-shape="id12" draw:end-glue-point="5" svg:d="M24749 16875h2921">
          <text:p/>
        </draw:connector>
        <draw:connector draw:style-name="gr4" draw:text-style-name="P1" draw:layer="layout" svg:x1="22.844cm" svg:y1="19.161cm" svg:x2="22.781cm" svg:y2="21.066cm" draw:start-shape="id10" draw:start-glue-point="6" draw:end-shape="id13" draw:end-glue-point="4" svg:d="M22844 19161v953h-63v952">
          <text:p/>
        </draw:connector>
        <draw:connector draw:style-name="gr4" draw:text-style-name="P1" draw:layer="layout" svg:x1="21.066cm" svg:y1="11.922cm" svg:x2="12.7cm" svg:y2="21.51cm" draw:start-shape="id11" draw:start-glue-point="5" draw:end-shape="id8" svg:d="M21066 11922h-4183v9588h-4183">
          <text:p/>
        </draw:connector>
        <draw:connector draw:style-name="gr4" draw:text-style-name="P1" draw:layer="layout" svg:x1="29.766cm" svg:y1="18.526cm" svg:x2="12.7cm" svg:y2="21.511cm" draw:start-shape="id12" draw:start-glue-point="6" draw:end-shape="id8" draw:end-glue-point="7" svg:d="M29766 18526v2985h-17066">
          <text:p/>
        </draw:connector>
        <draw:connector draw:style-name="gr4" draw:text-style-name="P1" draw:layer="layout" svg:x1="20.431cm" svg:y1="22.336cm" svg:x2="12.7cm" svg:y2="21.511cm" draw:start-shape="id13" draw:start-glue-point="5" draw:end-shape="id8" draw:end-glue-point="7" svg:d="M20431 22336h-3865v-825h-38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mmon User</meta:initial-creator>
    <meta:creation-date>2014-05-26T14:29:01</meta:creation-date>
    <dc:date>2014-05-26T14:55:52</dc:date>
    <dc:creator>Common User</dc:creator>
    <meta:editing-duration>PT11M38S</meta:editing-duration>
    <meta:editing-cycles>1</meta:editing-cycles>
    <meta:document-statistic meta:object-count="28"/>
    <meta:generator>OpenOffice/4.1.0$Unix OpenOffice.org_project/410m18$Build-9764</meta:generator>
  </office:meta>
</office:document-meta>
</file>